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d3b8a" officeooo:paragraph-rsid="000d3b8a"/>
    </style:style>
    <style:style style:name="P2" style:family="paragraph" style:parent-style-name="Heading">
      <style:text-properties officeooo:paragraph-rsid="000d3b8a"/>
    </style:style>
    <style:style style:name="P3" style:family="paragraph" style:parent-style-name="Heading">
      <style:text-properties officeooo:rsid="000d3b8a" officeooo:paragraph-rsid="000d3b8a"/>
    </style:style>
    <style:style style:name="P4" style:family="paragraph" style:parent-style-name="Text_20_body">
      <style:text-properties style:font-name="Cantarell" officeooo:rsid="0010f286" officeooo:paragraph-rsid="0010f286"/>
    </style:style>
    <style:style style:name="P5" style:family="paragraph" style:parent-style-name="Text_20_body">
      <style:text-properties style:font-name="Cantarell" officeooo:rsid="001b8ea2" officeooo:paragraph-rsid="001b8ea2"/>
    </style:style>
    <style:style style:name="P6" style:family="paragraph" style:parent-style-name="Heading_20_1">
      <style:text-properties officeooo:paragraph-rsid="000d3b8a"/>
    </style:style>
    <style:style style:name="P7" style:family="paragraph" style:parent-style-name="Text_20_body" style:list-style-name="L1">
      <style:text-properties style:font-name="Cantarell" officeooo:rsid="000d3b8a" officeooo:paragraph-rsid="000d3b8a"/>
    </style:style>
    <style:style style:name="P8" style:family="paragraph" style:parent-style-name="Text_20_body" style:list-style-name="L2">
      <style:text-properties style:font-name="Cantarell" officeooo:rsid="000d3b8a" officeooo:paragraph-rsid="000d3b8a"/>
    </style:style>
    <style:style style:name="P9" style:family="paragraph" style:parent-style-name="Text_20_body" style:list-style-name="L1">
      <style:text-properties style:font-name="Cantarell" officeooo:rsid="0010f286" officeooo:paragraph-rsid="0010f286"/>
    </style:style>
    <style:style style:name="P10" style:family="paragraph" style:parent-style-name="Text_20_body" style:list-style-name="L1">
      <style:text-properties style:font-name="Cantarell" officeooo:rsid="0013041c" officeooo:paragraph-rsid="0013041c"/>
    </style:style>
    <style:style style:name="P11" style:family="paragraph" style:parent-style-name="Text_20_body" style:list-style-name="L1">
      <style:text-properties style:font-name="Cantarell" officeooo:rsid="0013041c" officeooo:paragraph-rsid="001914c3"/>
    </style:style>
    <style:style style:name="P12" style:family="paragraph" style:parent-style-name="Text_20_body" style:list-style-name="L1">
      <style:text-properties style:font-name="Cantarell" officeooo:rsid="0013041c" officeooo:paragraph-rsid="002aa177"/>
    </style:style>
    <style:style style:name="P13" style:family="paragraph" style:parent-style-name="Text_20_body" style:list-style-name="L1">
      <style:text-properties style:font-name="Cantarell" officeooo:rsid="0013cd33" officeooo:paragraph-rsid="0013cd33"/>
    </style:style>
    <style:style style:name="P14" style:family="paragraph" style:parent-style-name="Text_20_body" style:list-style-name="L1">
      <style:text-properties style:font-name="Cantarell" officeooo:rsid="0013cd33" officeooo:paragraph-rsid="001914c3"/>
    </style:style>
    <style:style style:name="P15" style:family="paragraph" style:parent-style-name="Text_20_body" style:list-style-name="L1">
      <style:text-properties style:font-name="Cantarell" officeooo:rsid="000f2438" officeooo:paragraph-rsid="000f2438"/>
    </style:style>
    <style:style style:name="P16" style:family="paragraph" style:parent-style-name="Text_20_body" style:list-style-name="L2">
      <style:text-properties style:font-name="Cantarell" officeooo:rsid="000f2438" officeooo:paragraph-rsid="000f2438"/>
    </style:style>
    <style:style style:name="P17" style:family="paragraph" style:parent-style-name="Text_20_body" style:list-style-name="L1">
      <style:text-properties style:font-name="Cantarell" officeooo:rsid="0017b1a5" officeooo:paragraph-rsid="0017b1a5"/>
    </style:style>
    <style:style style:name="P18" style:family="paragraph" style:parent-style-name="Text_20_body" style:list-style-name="L2">
      <style:text-properties style:font-name="Cantarell" officeooo:rsid="001d470a" officeooo:paragraph-rsid="000d3b8a"/>
    </style:style>
    <style:style style:name="P19" style:family="paragraph" style:parent-style-name="Text_20_body" style:list-style-name="L2">
      <style:text-properties style:font-name="Cantarell" officeooo:rsid="001d470a" officeooo:paragraph-rsid="001d470a"/>
    </style:style>
    <style:style style:name="P20" style:family="paragraph" style:parent-style-name="Text_20_body" style:list-style-name="L2">
      <style:text-properties style:font-name="Cantarell" officeooo:rsid="001d470a" officeooo:paragraph-rsid="001f6f41"/>
    </style:style>
    <style:style style:name="P21" style:family="paragraph" style:parent-style-name="Text_20_body" style:list-style-name="L2">
      <style:text-properties style:font-name="Cantarell" officeooo:rsid="001f2a68" officeooo:paragraph-rsid="001f2a68"/>
    </style:style>
    <style:style style:name="P22" style:family="paragraph" style:parent-style-name="Text_20_body" style:list-style-name="L2">
      <style:text-properties style:font-name="Cantarell" officeooo:rsid="0020879c" officeooo:paragraph-rsid="0020879c"/>
    </style:style>
    <style:style style:name="P23" style:family="paragraph" style:parent-style-name="Text_20_body" style:list-style-name="L2">
      <style:text-properties style:font-name="Cantarell" officeooo:rsid="0022adad" officeooo:paragraph-rsid="0022adad"/>
    </style:style>
    <style:style style:name="P24" style:family="paragraph" style:parent-style-name="Text_20_body" style:list-style-name="L2">
      <style:text-properties style:font-name="Cantarell" officeooo:rsid="0023eb14" officeooo:paragraph-rsid="0023eb14"/>
    </style:style>
    <style:style style:name="P25" style:family="paragraph" style:parent-style-name="Text_20_body" style:list-style-name="L2">
      <style:text-properties style:font-name="Cantarell" officeooo:rsid="00251b8e" officeooo:paragraph-rsid="00251b8e"/>
    </style:style>
    <style:style style:name="P26" style:family="paragraph" style:parent-style-name="Text_20_body" style:list-style-name="L1">
      <style:text-properties style:font-name="Cantarell" officeooo:rsid="00251b8e" officeooo:paragraph-rsid="00251b8e"/>
    </style:style>
    <style:style style:name="P27" style:family="paragraph" style:parent-style-name="Text_20_body" style:list-style-name="L2">
      <style:text-properties style:font-name="Cantarell" officeooo:rsid="0025d57b" officeooo:paragraph-rsid="0025d57b"/>
    </style:style>
    <style:style style:name="P28" style:family="paragraph" style:parent-style-name="Text_20_body" style:list-style-name="L2">
      <style:text-properties style:font-name="Cantarell" officeooo:rsid="002765bf" officeooo:paragraph-rsid="002765bf"/>
    </style:style>
    <style:style style:name="P29" style:family="paragraph" style:parent-style-name="Text_20_body" style:list-style-name="L1">
      <style:text-properties officeooo:rsid="0013cd33" officeooo:paragraph-rsid="001914c3"/>
    </style:style>
    <style:style style:name="T1" style:family="text">
      <style:text-properties officeooo:rsid="0016a9e2"/>
    </style:style>
    <style:style style:name="T2" style:family="text">
      <style:text-properties officeooo:rsid="000d3b8a"/>
    </style:style>
    <style:style style:name="T3" style:family="text">
      <style:text-properties officeooo:rsid="000f2438"/>
    </style:style>
    <style:style style:name="T4" style:family="text">
      <style:text-properties fo:font-size="16pt" officeooo:rsid="000f2438" style:font-size-asian="14pt" style:font-size-complex="16pt"/>
    </style:style>
    <style:style style:name="T5" style:family="text">
      <style:text-properties fo:font-size="16pt" style:text-underline-style="none" officeooo:rsid="000f2438" style:font-size-asian="14pt" style:font-size-complex="16pt"/>
    </style:style>
    <style:style style:name="T6" style:family="text">
      <style:text-properties fo:font-size="20pt" officeooo:rsid="000d3b8a" style:font-size-asian="17.5pt" style:font-size-complex="20pt"/>
    </style:style>
    <style:style style:name="T7" style:family="text">
      <style:text-properties officeooo:rsid="0013041c"/>
    </style:style>
    <style:style style:name="T8" style:family="text">
      <style:text-properties officeooo:rsid="0013cd33"/>
    </style:style>
    <style:style style:name="T9" style:family="text">
      <style:text-properties officeooo:rsid="0017b1a5"/>
    </style:style>
    <style:style style:name="T10" style:family="text">
      <style:text-properties officeooo:rsid="001914c3"/>
    </style:style>
    <style:style style:name="T11" style:family="text">
      <style:text-properties style:font-name="Cantarell"/>
    </style:style>
    <style:style style:name="T12" style:family="text">
      <style:text-properties style:font-name="Cantarell" officeooo:rsid="0017b1a5"/>
    </style:style>
    <style:style style:name="T13" style:family="text">
      <style:text-properties style:font-name="Cantarell" officeooo:rsid="002aa177"/>
    </style:style>
    <style:style style:name="T14" style:family="text">
      <style:text-properties officeooo:rsid="001d470a"/>
    </style:style>
    <style:style style:name="T15" style:family="text">
      <style:text-properties officeooo:rsid="001f2a68"/>
    </style:style>
    <style:style style:name="T16" style:family="text">
      <style:text-properties officeooo:rsid="001f6f41"/>
    </style:style>
    <style:style style:name="T17" style:family="text">
      <style:text-properties officeooo:rsid="00201773"/>
    </style:style>
    <style:style style:name="T18" style:family="text">
      <style:text-properties officeooo:rsid="0020879c"/>
    </style:style>
    <style:style style:name="T19" style:family="text">
      <style:text-properties officeooo:rsid="0022adad"/>
    </style:style>
    <style:style style:name="T20" style:family="text">
      <style:text-properties officeooo:rsid="0023eb14"/>
    </style:style>
    <style:style style:name="T21" style:family="text">
      <style:text-properties officeooo:rsid="002765bf"/>
    </style:style>
    <style:style style:name="T22" style:family="text">
      <style:text-properties officeooo:rsid="0027d16d"/>
    </style:style>
    <style:style style:name="T23" style:family="text">
      <style:text-properties officeooo:rsid="00285306"/>
    </style:style>
    <style:style style:name="T24" style:family="text">
      <style:text-properties officeooo:rsid="00287bf3"/>
    </style:style>
    <style:style style:name="T25" style:family="text">
      <style:text-properties fo:background-color="transparent" loext:char-shading-value="0"/>
    </style:style>
    <style:style style:name="T26" style:family="text">
      <style:text-properties officeooo:rsid="00287bf3" fo:background-color="transparent" loext:char-shading-value="0"/>
    </style:style>
    <style:style style:name="T27" style:family="text">
      <style:text-properties officeooo:rsid="0029bb94" fo:background-color="transparent" loext:char-shading-value="0"/>
    </style:style>
    <style:style style:name="T28" style:family="text">
      <style:text-properties officeooo:rsid="0013cd33" fo:background-color="transparent" loext:char-shading-value="0"/>
    </style:style>
    <style:style style:name="T29" style:family="text">
      <style:text-properties officeooo:rsid="0017b1a5" fo:background-color="transparent" loext:char-shading-value="0"/>
    </style:style>
    <style:style style:name="T30" style:family="text">
      <style:text-properties officeooo:rsid="0029bb94"/>
    </style:style>
    <style:style style:name="T31" style:family="text">
      <style:text-properties officeooo:rsid="002aa177"/>
    </style:style>
    <style:style style:name="T32" style:family="text">
      <style:text-properties officeooo:rsid="002bec50"/>
    </style:style>
    <style:style style:name="T33" style:family="text">
      <style:text-properties officeooo:rsid="002c8247"/>
    </style:style>
    <style:style style:name="T34" style:family="text">
      <style:text-properties officeooo:rsid="002dcf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2">Computer </text:span><text:span text:style-name="T6">Networks</text:span><text:span text:style-name="T2"> Coursework 1</text:span></text:h>
      <text:p text:style-name="P2"><text:span text:style-name="T5">Description</text:span><text:span text:style-name="T2"> of StopAndWait Implementation</text:span></text:p>
      <text:p text:style-name="P4">The stop and wait protocol works by sending one data packet and <text:span text:style-name="T23">verifying that it is <text:s/>un</text:span>corrupted <text:span text:style-name="T23">on receipt </text:span>before moving on to the next packet in the data stream,. <text:s/><text:span text:style-name="T23">T</text:span>he sequence <text:span text:style-name="T23">then changes </text:span>to 1 or 0 dependent on its current number to ensure that a <text:span text:style-name="T23">previous </text:span>data packet <text:span text:style-name="T23">is not being referenced</text:span>. Due to this method, any incoming data coming from the app layer will be discarded, which is why 1000 was choosen for the frequency of incoming messages, in order for all the messages to be sent and received. If the data packet that was sent is <text:span text:style-name="T23">l</text:span>ost or corrupted the data packet is <text:span text:style-name="T24">re-</text:span>sent <text:span text:style-name="T24">following </text:span>a timeout or a negative acknowledgement or NAK. <text:s/>The code is described below <text:span text:style-name="T7">in order of appearance</text:span>: </text:p>
      <text:list xml:id="list1803076948" text:style-name="L1">
        <text:list-item>
          <text:p text:style-name="P7">Sender.jav<text:span text:style-name="T3">a:</text:span></text:p>
          <text:list>
            <text:list-item>
              <text:p text:style-name="P7"><text:s/><text:span text:style-name="T3">Variables:</text:span></text:p>
              <text:list>
                <text:list-item>
                  <text:p text:style-name="P9">seqNum – This keeps track of the sequence number of the packet</text:p>
                </text:list-item>
                <text:list-item>
                  <text:p text:style-name="P10">sndpkt – The current Packet being sent to the reciever, used to resend if need be</text:p>
                </text:list-item>
                <text:list-item>
                  <text:p text:style-name="P10">state – <text:span text:style-name="T25">corresponds to the finite state machine’</text:span><text:span text:style-name="T26">s </text:span><text:span text:style-name="T25">states given in the lecture slides. </text:span><text:span text:style-name="T27">T</text:span><text:span text:style-name="T25">h</text:span>is is implemented in order to keep track and know what to do with any inputs/outputs to the protocol</text:p>
                </text:list-item>
                <text:list-item>
                  <text:p text:style-name="P10">increment – <text:bookmark-start text:name="__DdeLink__107_1389297580"/>the increment for the timer, how long it waits before resending a packet<text:bookmark-end text:name="__DdeLink__107_1389297580"/>, <text:span text:style-name="T16">set to 40 as suggested in the brief.</text:span></text:p>
                </text:list-item>
              </text:list>
            </text:list-item>
            <text:list-item>
              <text:p text:style-name="P10">Methods:</text:p>
              <text:list>
                <text:list-item>
                  <text:p text:style-name="P10"><text:bookmark-start text:name="__DdeLink__9_225225851"/>check(Packet p) – <text:span text:style-name="T8">checks the incoming packet from the reciever, for errors. It does this by adding the ACK, Sequence and Checksum numbers together and checking the result to be -1, returning true if this is the case.</text:span></text:p>
                </text:list-item>
                <text:list-item>
                  <text:p text:style-name="P10">getChecksum(int sNum, int aNum, String data<text:span text:style-name="T8">) – produces a checksum for</text:span><text:span text:style-name="T28"> the new packet usin</text:span><text:span text:style-name="T8">g the data of the packet, the sequence number and acknowledgement number. </text:span><text:span text:style-name="T28">It uses the TCP checksum method by adding the <text:s/>numbers together, the ascii values of the data is used here, and </text:span><text:span text:style-name="T27">carrying out a </text:span><text:span text:style-name="T28"><text:s/>‘ones complement’ on the result, which is the checksum. </text:span><text:bookmark-start text:name="__DdeLink__164_941897043"/><text:span text:style-name="T8">This method makes the process more simple to check as seen above, and is also reliable due to the components involved.</text:span><text:bookmark-end text:name="__DdeLink__164_941897043"/></text:p>
                </text:list-item>
                <text:list-item>
                  <text:p text:style-name="P13"><text:span text:style-name="T19">i</text:span>nit() - <text:span text:style-name="T9">initialises the integer variables to zero. These being Sequence number and state.</text:span></text:p>
                </text:list-item>
                <text:list-item>
                  <text:p text:style-name="P13"><text:soft-page-break/>output(Message message) – <text:span text:style-name="T9">This is called when the app layer has a message to send. If this is called at the correct state, 0 or 2, where we are not in the process of looking for an ACK from the current packet, then we create a new packet and set this to be the current packet or sndpkt. We then send this to the reciever, start the timer and increase the state. If more than 3 then we set the state back to 0, as we have looped around the FSM.</text:span></text:p>
                </text:list-item>
                <text:list-item>
                  <text:p text:style-name="P13">input(Packet packet) – <text:span text:style-name="T29">This is called when a packet is sent from the receiver. It checks that it is the correct state to receive an ACK packet, and calls check(Packet p). If it is in sequence, not corrupt and a</text:span><text:span text:style-name="T27">n</text:span><text:span text:style-name="T29"> ACK (not a NAK), then the timer is stopped to increase the sequence number and state number, and </text:span><text:span text:style-name="T27">re</text:span><text:span text:style-name="T29">set to 0 if they are more than 1 or 3 respectively. </text:span><text:bookmark-end text:name="__DdeLink__9_225225851"/></text:p>
                </text:list-item>
                <text:list-item>
                  <text:p text:style-name="P26">timerInterrupt() <text:s/>- stops the timer, sends the current sndpkt and <text:s/><text:span text:style-name="T30">then </text:span>starts the timer. </text:p>
                </text:list-item>
              </text:list>
            </text:list-item>
          </text:list>
        </text:list-item>
        <text:list-item>
          <text:p text:style-name="P15">Receiver.java</text:p>
          <text:list>
            <text:list-item>
              <text:p text:style-name="P15"><text:s/><text:span text:style-name="T9">Variables:</text:span></text:p>
              <text:list>
                <text:list-item>
                  <text:p text:style-name="P15"><text:s/><text:span text:style-name="T10">seqNum – This keeps track of the sequence number of the current packet.</text:span></text:p>
                </text:list-item>
              </text:list>
            </text:list-item>
            <text:list-item>
              <text:p text:style-name="P17">Methods:</text:p>
              <text:list>
                <text:list-item>
                  <text:p text:style-name="P11">check(Packet p) – <text:span text:style-name="T8">checks the incoming packet from the sender for errors. It does this by adding the ACK, Sequence, Ascii data values and Checksum numbers together and checking the result to be -1, returning true if this is the case.</text:span></text:p>
                </text:list-item>
                <text:list-item>
                  <text:p text:style-name="P12">getChecksum(int sNum, int aNum<text:span text:style-name="T8">) – produces a checksum for the acknowledgement packet, using the the sequence number and acknowledgement number. It uses the TCP checksum method of adding the <text:s/>numbers together and doing ‘ones complement’ on the result, which is the checksum. This method makes the process more simple to check as seen above, and is also reliable due to the components involved.</text:span></text:p>
                </text:list-item>
                <text:list-item>
                  <text:p text:style-name="P14"><text:span text:style-name="T19">i</text:span>nit() - <text:span text:style-name="T9">initialises seqNum to 0.</text:span></text:p>
                </text:list-item>
                <text:list-item>
                  <text:p text:style-name="P29"><text:span text:style-name="T11">input(Packet packet) – </text:span><text:span text:style-name="T13">W</text:span><text:span text:style-name="T12">hen a packet is sent from the sender </text:span><text:span text:style-name="T13">this method </text:span><text:span text:style-name="T12">calls check(Packet p). If it is in sequence and not corrupt, the data </text:span><text:span text:style-name="T13">is delivered </text:span><text:span text:style-name="T12">to the app layer, and a</text:span><text:span text:style-name="T13">n</text:span><text:span text:style-name="T12"> ACK packet </text:span><text:span text:style-name="T13">is returned</text:span><text:span text:style-name="T12">, increasing the seqNum (making sure it flips to 0 or 1). If it isn’t in sequence </text:span><text:span text:style-name="T13">and</text:span><text:span text:style-name="T12"> not corrupt a</text:span><text:span text:style-name="T13">n </text:span><text:span text:style-name="T12">ACK packet is sent back. If it is corrupted a NAK packet is sent back. All packets call getChecksum(int sNum, int aNum) when created.</text:span></text:p>
                </text:list-item>
              </text:list>
            </text:list-item>
          </text:list>
        </text:list-item>
      </text:list>
      <text:p text:style-name="P3"><text:soft-page-break/><text:span text:style-name="T4">Description</text:span> of GoBackN Implementation</text:p>
      <text:p text:style-name="P5">The Go back N protocol is slightly different from <text:span text:style-name="T31">S</text:span>top and <text:span text:style-name="T31">W</text:span>ait. It is quicker than <text:span text:style-name="T31">S</text:span>top and <text:span text:style-name="T31">W</text:span>ait, due to the way it controls the sending and receiving of packets. The protocol has a window size, in this case 8. It sends up to 8 packets at a time to the reciever, dependant on the incoming messages from the app layer. <text:span text:style-name="T14">The reciever then sends back the highest sequence numbered packet it received correctly. The sender then assumes that all packets before this are accepted by the sender and queues more packets and so on. This protocol requires a buffer as well, in order to cope with the large volume of requests from the app layer. This is to ensure no messages are lost, this implementation has a buffer size of 50, which updates everytime a message is removed in-order to welcome the new messages from the app layer.</text:span></text:p>
      <text:list xml:id="list1239849770" text:style-name="L2">
        <text:list-item>
          <text:p text:style-name="P8">Sender.java </text:p>
          <text:list>
            <text:list-item>
              <text:p text:style-name="P18">Variables: </text:p>
              <text:list>
                <text:list-item>
                  <text:p text:style-name="P19">nxtSeqNum – <text:span text:style-name="T15">the next sequence number for the next new packet. Starts at 0, due to the ease of use with arrays in this implementation.</text:span></text:p>
                </text:list-item>
                <text:list-item>
                  <text:p text:style-name="P21">sndpkt - <text:s/>the current array of packets <text:span text:style-name="T31">sent</text:span> to the reciever, updates every time one is added and removed, i.e. added from app layer or received ACK for.</text:p>
                </text:list-item>
                <text:list-item>
                  <text:p text:style-name="P19"><text:span text:style-name="T15">b</text:span>ase – <text:span text:style-name="T16">Tracks the current smallest seqence number packet in the process of being sent to the reciever. Starts at 0 for the same reason as nxtSeqNum. </text:span></text:p>
                </text:list-item>
                <text:list-item>
                  <text:p text:style-name="P19"><text:span text:style-name="T16">w</text:span>indowSize – <text:span text:style-name="T16">The window size of the sent packet window. Set to 8.</text:span></text:p>
                </text:list-item>
                <text:list-item>
                  <text:p text:style-name="P20">increment - <text:span text:style-name="T7">the increment for the timer, how long it waits before resending a packet, set to 40 as suggested in the brief.</text:span></text:p>
                </text:list-item>
                <text:list-item>
                  <text:p text:style-name="P19"><text:span text:style-name="T17">m</text:span>axBuffered – <text:span text:style-name="T17">the maximum amount that can be buffered at any one time, set to 50.</text:span></text:p>
                </text:list-item>
                <text:list-item>
                  <text:p text:style-name="P19">msg<text:span text:style-name="T15">C</text:span>ount – <text:span text:style-name="T18">the current amount of messages that have been revceived from the app layer.</text:span></text:p>
                </text:list-item>
                <text:list-item>
                  <text:p text:style-name="P19"><text:span text:style-name="T18">b</text:span>uffer – <text:span text:style-name="T18">the array of buffered messages from the app layer.</text:span></text:p>
                </text:list-item>
              </text:list>
            </text:list-item>
            <text:list-item>
              <text:p text:style-name="P22">Methods:</text:p>
              <text:list>
                <text:list-item>
                  <text:p text:style-name="P22">check(Packet p) – same as in Stop and <text:span text:style-name="T32">W</text:span>ait protocol - checks incoming packets from the receiver for errors</text:p>
                </text:list-item>
                <text:list-item>
                  <text:p text:style-name="P23">getChecksum(int aNum, int sNum, String data) – same as in Stop and <text:span text:style-name="T32">W</text:span>ait protocol – returns <text:span text:style-name="T32">calculated</text:span> checksum number.</text:p>
                </text:list-item>
                <text:list-item>
                  <text:p text:style-name="P24">out(Message message) – if nxtSeqNum <text:span text:style-name="T32">is </text:span>less than <text:span text:style-name="T32">the sum of</text:span> base <text:span text:style-name="T32">and</text:span> windowSize, this sends the next new packet to the reciever, and starts the timer. <text:soft-page-break/><text:span text:style-name="T33">I</text:span>f base is equal to the next sequence packet, <text:span text:style-name="T33">it is also</text:span> increased. This is called in output<text:span text:style-name="T33">()</text:span> and input<text:span text:style-name="T33">()</text:span>, when there are still messages in the buffer array.</text:p>
                </text:list-item>
                <text:list-item>
                  <text:p text:style-name="P23">init() - <text:span text:style-name="T20">sets nxtSeqNum, base and msgCount to 0. Creates new array of windowSize and maxBuffered for sndpkt and buffer respectively.</text:span></text:p>
                </text:list-item>
                <text:list-item>
                  <text:p text:style-name="P25">output(Message message) – adds the new message from app layer to the buffer array, increases msgCount and calls out(Message message) with this current message.</text:p>
                </text:list-item>
                <text:list-item>
                  <text:p text:style-name="P27">input(Packet packet) – if the packet is not corrupt and is an ACK then <text:span text:style-name="T33">the</text:span> current array <text:span text:style-name="T33">is copied</text:span> from the packet’s seqNum, into a temp array, and <text:span text:style-name="T33">then </text:span>cop<text:span text:style-name="T33">ied</text:span> back to <text:span text:style-name="T33">remove</text:span> reduant packets. Base is <text:span text:style-name="T33">then </text:span>increased by the <text:s/>packet’s seqNum + 1; <text:s/>if base then equals nxtSeqNum the timer <text:span text:style-name="T33">is stopped</text:span>. Otherwise, <text:span text:style-name="T33">if</text:span> there are still messages in <text:span text:style-name="T33">the </text:span>buffer, call out() with the specified message denoted by the nxtSeqNum modded by the max number of buffered messages, and finally start the timer.</text:p>
                </text:list-item>
                <text:list-item>
                  <text:p text:style-name="P27">timerInterrupt() - start the timer, and send all packets currently in the sndpkt array.</text:p>
                </text:list-item>
              </text:list>
            </text:list-item>
          </text:list>
        </text:list-item>
        <text:list-item>
          <text:p text:style-name="P16">Receiver.java</text:p>
          <text:list>
            <text:list-item>
              <text:p text:style-name="P27">Variables:</text:p>
              <text:list>
                <text:list-item>
                  <text:p text:style-name="P27">expectedSeqNum – the number that the sequence number <text:span text:style-name="T33">is</text:span> currently <text:span text:style-name="T33">expected to</text:span> be.</text:p>
                </text:list-item>
                <text:list-item>
                  <text:p text:style-name="P27">sndpkt – the current <text:span text:style-name="T21">sndpkt that is sent when there are no new ACK packets to send back.</text:span></text:p>
                </text:list-item>
              </text:list>
            </text:list-item>
            <text:list-item>
              <text:p text:style-name="P28">Methods:</text:p>
              <text:list>
                <text:list-item>
                  <text:p text:style-name="P28">check(Packet p) – same as Stop and Wait protocol - returns true if incoming packet is not corrupted.</text:p>
                </text:list-item>
                <text:list-item>
                  <text:p text:style-name="P28">getChecksum(int seq, int ack) – same as Stop and Wait protocol - returns checksum value given sequence number and ack<text:span text:style-name="T34">nowledgement</text:span> number.</text:p>
                </text:list-item>
                <text:list-item>
                  <text:p text:style-name="P28">init() - sets expectedSeqNum to 0, and creates a new packet for sndpkt.</text:p>
                </text:list-item>
                <text:list-item>
                  <text:p text:style-name="P28">input(Packet packet) – <text:span text:style-name="T22">if the incoming packet is not corrupted and the packet is the expected sequence number the data is delivered to the app layer, then <text:s/>a new sndpkt is created with this sequence number, and sent back. Expected sequence number is increased by 1. Otherwise the current sndpkt is sent back.</text:span></text:p>
                </text:list-item>
              </text:list>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3b8a" officeooo:paragraph-rsid="000d3b8a"/>
    </style:style>
    <style:style style:name="MT1" style:family="text">
      <style:text-properties officeooo:rsid="0016a9e2"/>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5115 – <text:span text:style-name="MT1">Computer Networks</text:span><text:tab/><text:tab/>198735</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1T15:49:43.878184924</meta:creation-date>
    <dc:date>2020-03-12T20:08:23.744181818</dc:date>
    <meta:editing-duration>PT1H34M</meta:editing-duration>
    <meta:editing-cycles>17</meta:editing-cycles>
    <meta:generator>LibreOffice/6.3.5.2$Linux_X86_64 LibreOffice_project/30$Build-2</meta:generator>
    <meta:document-statistic meta:table-count="0" meta:image-count="0" meta:object-count="0" meta:page-count="4" meta:paragraph-count="54" meta:word-count="1452" meta:character-count="8152" meta:non-whitespace-character-count="6750"/>
  </office:meta>
</office:document-meta>
</file>